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7b" officeooo:paragraph-rsid="001fc67b"/>
    </style:style>
    <style:style style:name="P2" style:family="paragraph" style:parent-style-name="Standard">
      <style:text-properties officeooo:rsid="001fc67b" officeooo:paragraph-rsid="001fc67b"/>
    </style:style>
    <style:style style:name="P3" style:family="paragraph" style:parent-style-name="Standard">
      <style:text-properties officeooo:rsid="00205da6" officeooo:paragraph-rsid="00205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s Up Guys,</text:p>
      <text:p text:style-name="P1">I am Bhanu Singh</text:p>
      <text:p text:style-name="P3">I wish i could be ML Engineer at Goog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9:05:01.388847183</meta:creation-date>
    <dc:date>2022-01-15T21:43:59.336028710</dc:date>
    <meta:editing-duration>PT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6" meta:character-count="69" meta:non-whitespace-character-count="56"/>
  </office:meta>
</office:document-meta>
</file>